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a981a" officeooo:paragraph-rsid="00191d58"/>
    </style:style>
    <style:style style:name="P2" style:family="paragraph" style:parent-style-name="Standard">
      <style:text-properties officeooo:rsid="001a981a" officeooo:paragraph-rsid="00191d58"/>
    </style:style>
    <style:style style:name="P3" style:family="paragraph" style:parent-style-name="Standard">
      <style:text-properties officeooo:rsid="001a99b9" officeooo:paragraph-rsid="001a99b9"/>
    </style:style>
    <style:style style:name="T1" style:family="text">
      <style:text-properties officeooo:rsid="000af19c"/>
    </style:style>
    <style:style style:name="T2" style:family="text">
      <style:text-properties officeooo:rsid="0008b9a7"/>
    </style:style>
    <style:style style:name="T3" style:family="text">
      <style:text-properties officeooo:rsid="00191d58"/>
    </style:style>
    <style:style style:name="T4" style:family="text">
      <style:text-properties officeooo:rsid="001a99b9"/>
    </style:style>
    <style:style style:name="T5" style:family="text">
      <style:text-properties officeooo:rsid="001b2e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text:span text:style-name="T3">7</text:span> <text:span text:style-name="T3">Apr </text:span>2020</text:p>
      <text:p text:style-name="P1">Group I</text:p>
      <text:p text:style-name="P1">Present: <text:span text:style-name="T4">Alex, C</text:span>olin, Mariah, <text:span text:style-name="T4">Peter,</text:span> Stefan </text:p>
      <text:p text:style-name="P1">Absent:</text:p>
      <text:p text:style-name="P1">Started: <text:span text:style-name="T2">5</text:span>:0<text:span text:style-name="T4">0</text:span> pm</text:p>
      <text:p text:style-name="P1"/>
      <text:p text:style-name="P3">This meeting was focused on clearing up any remaining errors and bugs in the final draft of this project iteration. This is for the most part, an intensive code review session, and all members are present.</text:p>
      <text:p text:style-name="P3"/>
      <text:p text:style-name="P3">Both Colin and Alex were experiencing confusing null pointer/logic issues. Alex began by sharing his screen through which Colin and Stefan walked him through some indexing issues they noticed, particularly within the resest “for” loop. After some trail and error, Alex was able compile all of his files and get a running program.</text:p>
      <text:p text:style-name="P3"/>
      <text:p text:style-name="P3">Colin was having some issues with Object accessors and ArrayList manipulation. He shared his screen, and Stefan was able to guide him through several declaration, indexing, and referencing issues. After about twenty five minutes of troubleshooting, Colin was also able to get a running version of the program to compile. </text:p>
      <text:p text:style-name="P3"/>
      <text:p text:style-name="P3">All members agreed that everything looked good, and that they were happy with pushing all content<text:span text:style-name="T5">s</text:span> to the repository after a final check this evening.</text:p>
      <text:p text:style-name="P3"/>
      <text:p text:style-name="P3">All members signed out for the evening. </text:p>
      <text:p text:style-name="P1"/>
      <text:p text:style-name="P1">Meeting ended: <text:span text:style-name="T1">6:15</text:span> 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1:38:47.715558632</meta:creation-date>
    <dc:date>2020-04-08T09:41:15.660643667</dc:date>
    <meta:editing-duration>PT11M33S</meta:editing-duration>
    <meta:editing-cycles>3</meta:editing-cycles>
    <meta:generator>LibreOffice/5.2.7.2$Linux_X86_64 LibreOffice_project/20m0$Build-2</meta:generator>
    <meta:document-statistic meta:table-count="0" meta:image-count="0" meta:object-count="0" meta:page-count="1" meta:paragraph-count="11" meta:word-count="191" meta:character-count="1160" meta:non-whitespace-character-count="977"/>
  </office:meta>
</office:document-meta>
</file>